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2b0443"/>
    </style:style>
    <style:style style:name="P2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15143a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3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4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5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f4e51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6" style:family="paragraph" style:parent-style-name="Standard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officeooo:rsid="002f4e51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de89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fo:font-weight="bold" officeooo:rsid="002de895" officeooo:paragraph-rsid="002f4e51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2b0443"/>
    </style:style>
    <style:style style:name="P10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de895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1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2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3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de895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4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f4e51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5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f4e51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6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2f4e51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7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0e8b2" officeooo:paragraph-rsid="0030e8b2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8" style:family="paragraph" style:parent-style-name="Standard">
      <style:text-properties fo:color="#0000ff" style:text-outline="false" style:text-line-through-style="none" style:font-name="Calibri" fo:font-size="12pt" fo:font-style="normal" fo:text-shadow="none" style:text-underline-style="none" fo:font-weight="normal" officeooo:rsid="0030e8b2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19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2de895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0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2f4e51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1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30e8b2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2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32a92d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3" style:family="paragraph" style:parent-style-name="Standard">
      <style:text-properties fo:color="#008000" style:text-outline="false" style:text-line-through-style="none" style:font-name="Calibri" fo:font-size="12pt" fo:font-style="normal" fo:text-shadow="none" style:text-underline-style="none" fo:font-weight="normal" officeooo:rsid="002de895" officeooo:paragraph-rsid="0034f00c" style:letter-kerning="true" style:font-name-asian="Tahoma" style:font-size-asian="12pt" style:font-style-asian="normal" style:font-weight-asian="normal" style:font-name-complex="Arial1" style:font-size-complex="12pt" style:text-emphasize="none"/>
    </style:style>
    <style:style style:name="P24" style:family="paragraph" style:parent-style-name="Standard">
      <style:text-properties officeooo:paragraph-rsid="002f4e51"/>
    </style:style>
    <style:style style:name="P25" style:family="paragraph" style:parent-style-name="Table_20_Contents">
      <style:text-properties style:font-name="Calibri" fo:font-size="12pt" officeooo:rsid="002de895" officeooo:paragraph-rsid="002de895" style:font-size-asian="12pt" style:font-size-complex="12pt"/>
    </style:style>
    <style:style style:name="P26" style:family="paragraph" style:parent-style-name="Table_20_Contents">
      <style:text-properties style:font-name="Calibri" fo:font-size="12pt" officeooo:rsid="002de895" officeooo:paragraph-rsid="002f4e51" style:font-size-asian="12pt" style:font-size-complex="12pt"/>
    </style:style>
    <style:style style:name="P27" style:family="paragraph" style:parent-style-name="Table_20_Contents">
      <style:text-properties style:font-name="Calibri" fo:font-size="12pt" officeooo:rsid="002de895" officeooo:paragraph-rsid="0034f00c" style:font-size-asian="12pt" style:font-size-complex="12pt"/>
    </style:style>
    <style:style style:name="T1" style:family="text">
      <style:text-properties fo:color="#666666" officeooo:rsid="0015143a" style:font-style-complex="normal"/>
    </style:style>
    <style:style style:name="T2" style:family="text">
      <style:text-properties fo:color="#666666" officeooo:rsid="0026f48e" style:font-style-complex="normal"/>
    </style:style>
    <style:style style:name="T3" style:family="text">
      <style:text-properties fo:color="#666666" officeooo:rsid="0034f00c" style:font-style-complex="normal"/>
    </style:style>
    <style:style style:name="T4" style:family="text">
      <style:text-properties fo:color="#ff0000"/>
    </style:style>
    <style:style style:name="T5" style:family="text">
      <style:text-properties fo:color="#ff0000" style:font-style-complex="normal"/>
    </style:style>
    <style:style style:name="T6" style:family="text">
      <style:text-properties fo:color="#ff0000" officeooo:rsid="00239697" style:font-style-complex="normal"/>
    </style:style>
    <style:style style:name="T7" style:family="text">
      <style:text-properties fo:color="#ff0000" officeooo:rsid="002f4e51" style:font-style-complex="normal"/>
    </style:style>
    <style:style style:name="T8" style:family="text">
      <style:text-properties fo:color="#ff0000" officeooo:rsid="0032a92d" style:font-style-complex="normal"/>
    </style:style>
    <style:style style:name="T9" style:family="text">
      <style:text-properties fo:color="#ff0000" officeooo:rsid="0032a92d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fo:font-style="italic" style:font-style-asian="italic" style:font-style-complex="italic"/>
    </style:style>
    <style:style style:name="T12" style:family="text">
      <style:text-properties style:use-window-font-color="true" fo:font-style="italic" officeooo:rsid="002f4e51" style:font-style-asian="italic" style:font-style-complex="italic"/>
    </style:style>
    <style:style style:name="T13" style:family="text">
      <style:text-properties style:use-window-font-color="true" fo:font-style="italic" officeooo:rsid="002de895" style:font-style-asian="italic" style:font-style-complex="italic"/>
    </style:style>
    <style:style style:name="T14" style:family="text">
      <style:text-properties style:use-window-font-color="true" officeooo:rsid="00239697"/>
    </style:style>
    <style:style style:name="T15" style:family="text">
      <style:text-properties style:use-window-font-color="true" style:font-style-complex="normal"/>
    </style:style>
    <style:style style:name="T16" style:family="text">
      <style:text-properties style:use-window-font-color="true" officeooo:rsid="002f4e51" style:font-style-complex="normal"/>
    </style:style>
    <style:style style:name="T17" style:family="text">
      <style:text-properties style:use-window-font-color="true" officeooo:rsid="002f5756" style:font-style-complex="normal"/>
    </style:style>
    <style:style style:name="T18" style:family="text">
      <style:text-properties style:use-window-font-color="true" officeooo:rsid="0032a92d" style:font-style-complex="normal"/>
    </style:style>
    <style:style style:name="T19" style:family="text">
      <style:text-properties style:use-window-font-color="true" officeooo:rsid="002f4e51"/>
    </style:style>
    <style:style style:name="T20" style:family="text">
      <style:text-properties style:use-window-font-color="true" officeooo:rsid="002de895"/>
    </style:style>
    <style:style style:name="T21" style:family="text">
      <style:text-properties style:use-window-font-color="true" officeooo:rsid="0034f00c"/>
    </style:style>
    <style:style style:name="T22" style:family="text">
      <style:text-properties officeooo:rsid="00239697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f4e51" style:font-style-asian="normal" style:font-style-complex="normal"/>
    </style:style>
    <style:style style:name="T25" style:family="text">
      <style:text-properties fo:font-style="normal" officeooo:rsid="0033fe1d" style:font-style-asian="normal" style:font-style-complex="normal"/>
    </style:style>
    <style:style style:name="T26" style:family="text">
      <style:text-properties fo:font-style="normal" officeooo:rsid="0034f00c" style:font-style-asian="normal" style:font-style-complex="normal"/>
    </style:style>
    <style:style style:name="T27" style:family="text">
      <style:text-properties style:font-style-complex="normal"/>
    </style:style>
    <style:style style:name="T28" style:family="text">
      <style:text-properties officeooo:rsid="002de895" style:font-style-complex="normal"/>
    </style:style>
    <style:style style:name="T29" style:family="text">
      <style:text-properties officeooo:rsid="0034f00c" style:font-style-complex="normal"/>
    </style:style>
    <style:style style:name="T30" style:family="text">
      <style:text-properties officeooo:rsid="002f4e51"/>
    </style:style>
    <style:style style:name="T31" style:family="text">
      <style:text-properties officeooo:rsid="0030e8b2"/>
    </style:style>
    <style:style style:name="T32" style:family="text">
      <style:text-properties officeooo:rsid="002de895" style:font-style-complex="italic"/>
    </style:style>
    <style:style style:name="T33" style:family="text">
      <style:text-properties officeooo:rsid="0034f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7">For loop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25"><text:span text:style-name="T23">Execute the loop body a specific number of times</text:span></text:p>
          </table:table-cell>
          <table:table-cell table:style-name="Tabelle2.A1" office:value-type="string">
            <text:p text:style-name="P10">For<text:span text:style-name="T10"> </text:span><text:span text:style-name="T11">counter = start</text:span><text:span text:style-name="T10"> </text:span>To<text:span text:style-name="T10"> </text:span><text:span text:style-name="T11">end</text:span></text:p>
            <text:p text:style-name="P19"><text:s text:c="2"/>'Execute group of statements</text:p>
            <text:p text:style-name="P10">Next</text:p>
          </table:table-cell>
          <table:table-cell table:style-name="Tabelle2.A1" office:value-type="string">
            <text:p text:style-name="P19">'Prints 1, 2, 3, 4, 5</text:p>
            <text:p text:style-name="P10">For<text:span text:style-name="T10"> number = </text:span><text:span text:style-name="T6">1</text:span><text:span text:style-name="T10"> </text:span>To<text:span text:style-name="T10"> </text:span><text:span text:style-name="T5">5</text:span></text:p>
            <text:p text:style-name="P2"><text:span text:style-name="T22"><text:s text:c="2"/>MsgBox <text:s/>number</text:span></text:p>
            <text:p text:style-name="P10">Next</text:p>
          </table:table-cell>
        </table:table-row>
        <table:table-row>
          <table:table-cell table:style-name="Tabelle2.A1" office:value-type="string">
            <text:p text:style-name="P25"><text:span text:style-name="T23">Execute the loop body a specific number of times, but take a specific step width</text:span></text:p>
          </table:table-cell>
          <table:table-cell table:style-name="Tabelle2.A1" office:value-type="string">
            <text:p text:style-name="P10">For<text:span text:style-name="T10"> </text:span><text:span text:style-name="T11">counter = start</text:span><text:span text:style-name="T10"> </text:span>To<text:span text:style-name="T10"> </text:span><text:span text:style-name="T11">end</text:span><text:span text:style-name="T10"> </text:span>Step<text:span text:style-name="T10"> </text:span><text:span text:style-name="T11">step</text:span></text:p>
            <text:p text:style-name="P19"><text:s text:c="2"/>'Execute group of statements</text:p>
            <text:p text:style-name="P10">Next</text:p>
          </table:table-cell>
          <table:table-cell table:style-name="Tabelle2.A1" office:value-type="string">
            <text:p text:style-name="P19">'Prints 1, 3, 5</text:p>
            <text:p text:style-name="P10">For<text:span text:style-name="T10"> number = </text:span><text:span text:style-name="T6">1</text:span><text:span text:style-name="T10"> </text:span>To<text:span text:style-name="T10"> </text:span><text:span text:style-name="T5">5</text:span><text:span text:style-name="T6"> </text:span><text:span text:style-name="T27">Step</text:span><text:span text:style-name="T5"> 2</text:span></text:p>
            <text:p text:style-name="P19"><text:s text:c="2"/><text:span text:style-name="T14">MsgBox <text:s/></text:span><text:span text:style-name="T10">number</text:span></text:p>
            <text:p text:style-name="P10">Next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8"><text:span text:style-name="T30">While</text:span> loop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26"><text:span text:style-name="T23">Execute the loop body </text:span><text:span text:style-name="T24">while a given condition is true</text:span></text:p>
          </table:table-cell>
          <table:table-cell table:style-name="Tabelle1.A1" office:value-type="string">
            <text:p text:style-name="P11"><text:span text:style-name="T30">Do While</text:span><text:span text:style-name="T10"> </text:span><text:span text:style-name="T19">c</text:span><text:span text:style-name="T12">ondition</text:span></text:p>
            <text:p text:style-name="P20"><text:s text:c="2"/>'Execute group of statements</text:p>
            <text:p text:style-name="P14">Loop</text:p>
          </table:table-cell>
          <table:table-cell table:style-name="Tabelle1.A1" office:value-type="string">
            <text:p text:style-name="P21">'Prints 1, <text:span text:style-name="T31">2, </text:span>3, <text:span text:style-name="T31">4, </text:span>5</text:p>
            <text:p text:style-name="P17"><text:span text:style-name="T10">number = </text:span><text:span text:style-name="T9">1</text:span></text:p>
            <text:p text:style-name="P11"><text:span text:style-name="T30">Do While</text:span><text:span text:style-name="T10"> </text:span><text:span text:style-name="T19">number</text:span><text:span text:style-name="T16"> </text:span><text:span text:style-name="T17">&lt;</text:span><text:span text:style-name="T18">=</text:span><text:span text:style-name="T16"> </text:span><text:span text:style-name="T8">5</text:span></text:p>
            <text:p text:style-name="P3"><text:s text:c="2"/><text:span text:style-name="T30">MsgBox number</text:span></text:p>
            <text:p text:style-name="P5"><text:span text:style-name="T30"><text:s text:c="2"/>n</text:span>umber = number + 1</text:p>
            <text:p text:style-name="P14">Loop</text:p>
          </table:table-cell>
        </table:table-row>
        <table:table-row>
          <table:table-cell table:style-name="Tabelle1.A1" office:value-type="string">
            <text:p text:style-name="P26"><text:span text:style-name="T23">Execute the loop body </text:span><text:span text:style-name="T24">until a given condition is true</text:span></text:p>
          </table:table-cell>
          <table:table-cell table:style-name="Tabelle1.A1" office:value-type="string">
            <text:p text:style-name="P11"><text:span text:style-name="T30">Do Until</text:span><text:span text:style-name="T10"> </text:span><text:span text:style-name="T19">c</text:span><text:span text:style-name="T12">ondition</text:span></text:p>
            <text:p text:style-name="P20"><text:s text:c="2"/>'Execute group of statements</text:p>
            <text:p text:style-name="P14">Loop</text:p>
          </table:table-cell>
          <table:table-cell table:style-name="Tabelle1.A1" office:value-type="string">
            <text:p text:style-name="P22">'Prints 1, <text:span text:style-name="T31">2, </text:span>3, <text:span text:style-name="T31">4, </text:span>5</text:p>
            <text:p text:style-name="P18"><text:span text:style-name="T10">number = </text:span><text:span text:style-name="T9">1</text:span></text:p>
            <text:p text:style-name="P12"><text:span text:style-name="T30">Do Until</text:span><text:span text:style-name="T10"> </text:span><text:span text:style-name="T19">number</text:span><text:span text:style-name="T16"> </text:span><text:span text:style-name="T18">&gt;</text:span><text:span text:style-name="T16"> </text:span><text:span text:style-name="T8">5</text:span></text:p>
            <text:p text:style-name="P4"><text:s text:c="2"/><text:span text:style-name="T30">MsgBox number</text:span></text:p>
            <text:p text:style-name="P6"><text:s text:c="2"/>number = number + 1</text:p>
            <text:p text:style-name="P15">Loop</text:p>
          </table:table-cell>
        </table:table-row>
        <table:table-row>
          <table:table-cell table:style-name="Tabelle1.A1" office:value-type="string">
            <text:p text:style-name="P26"><text:span text:style-name="T23">Execute the loop body </text:span><text:span text:style-name="T24">while given condition is true, but execute it at least once</text:span></text:p>
          </table:table-cell>
          <table:table-cell table:style-name="Tabelle1.A1" office:value-type="string">
            <text:p text:style-name="P11"><text:span text:style-name="T30">Do </text:span></text:p>
            <text:p text:style-name="P20"><text:s text:c="2"/>'Execute group of statements</text:p>
            <text:p text:style-name="P14">Loop While<text:span text:style-name="T20"> </text:span><text:span text:style-name="T10">c</text:span><text:span text:style-name="T11">ondition</text:span></text:p>
          </table:table-cell>
          <table:table-cell table:style-name="Tabelle1.A1" office:value-type="string">
            <text:p text:style-name="P13"><text:span text:style-name="T30">Do </text:span></text:p>
            <text:p text:style-name="P23"><text:span text:style-name="T10"><text:s text:c="2"/></text:span><text:span text:style-name="T21">answer = InputBox(</text:span><text:span text:style-name="T1">"</text:span><text:span text:style-name="T3">Done?</text:span><text:span text:style-name="T1">"</text:span><text:span text:style-name="T21">)</text:span></text:p>
            <text:p text:style-name="P16">Loop While<text:span text:style-name="T20"> </text:span><text:span text:style-name="T21">answer &lt;&gt; </text:span><text:span text:style-name="T1">"</text:span><text:span text:style-name="T3">Yes</text:span><text:span text:style-name="T1">"</text:span></text:p>
          </table:table-cell>
        </table:table-row>
        <table:table-row>
          <table:table-cell table:style-name="Tabelle1.A1" office:value-type="string">
            <text:p text:style-name="P27"><text:span text:style-name="T23">Execute the loop body </text:span><text:span text:style-name="T26">until</text:span><text:span text:style-name="T24"> given condition is true, but execute it at least once</text:span></text:p>
          </table:table-cell>
          <table:table-cell table:style-name="Tabelle1.A1" office:value-type="string">
            <text:p text:style-name="P13"><text:span text:style-name="T30">Do </text:span></text:p>
            <text:p text:style-name="P23"><text:s text:c="2"/>'Execute group of statements</text:p>
            <text:p text:style-name="P16"><text:span text:style-name="T28">Loop </text:span><text:span text:style-name="T29">Until</text:span><text:span text:style-name="T32"> </text:span><text:span text:style-name="T11">condition</text:span></text:p>
          </table:table-cell>
          <table:table-cell table:style-name="Tabelle1.A1" office:value-type="string">
            <text:p text:style-name="P13"><text:span text:style-name="T30">Do </text:span></text:p>
            <text:p text:style-name="P23"><text:span text:style-name="T10"><text:s text:c="2"/></text:span><text:span text:style-name="T21">answer = InputBox(</text:span><text:span text:style-name="T1">"</text:span><text:span text:style-name="T3">Done?</text:span><text:span text:style-name="T1">"</text:span><text:span text:style-name="T21">)</text:span></text:p>
            <text:p text:style-name="P16">Loop <text:span text:style-name="T33">Until</text:span><text:span text:style-name="T20"> </text:span><text:span text:style-name="T21">answer = </text:span><text:span text:style-name="T1">"</text:span><text:span text:style-name="T3">Yes</text:span><text:span text:style-name="T1">"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5-07-30T15:58:46.909000000</dc:date>
    <meta:editing-duration>PT3H5M2S</meta:editing-duration>
    <meta:editing-cycles>27</meta:editing-cycles>
    <meta:generator>LibreOffice/4.1.3.2$Windows_x86 LibreOffice_project/70feb7d99726f064edab4605a8ab840c50ec57a</meta:generator>
    <meta:document-statistic meta:table-count="2" meta:image-count="0" meta:object-count="0" meta:page-count="1" meta:paragraph-count="52" meta:word-count="226" meta:character-count="1169" meta:non-whitespace-character-count="961"/>
  </office:meta>
</office:document-meta>
</file>